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75cm" fo:min-width="3.6cm"/>
    </style:style>
    <style:style style:name="gr3" style:family="graphic" style:parent-style-name="standard">
      <style:graphic-properties draw:textarea-horizontal-align="justify" draw:textarea-vertical-align="middle" draw:auto-grow-height="false" fo:min-height="2.75cm" fo:min-width="4.1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57cm" fo:min-width="3.602cm"/>
    </style:style>
    <style:style style:name="gr6" style:family="graphic" style:parent-style-name="standard">
      <style:graphic-properties draw:textarea-horizontal-align="justify" draw:textarea-vertical-align="middle" draw:auto-grow-height="false" fo:min-height="3.074cm" fo:min-width="3.32cm"/>
    </style:style>
    <style:style style:name="gr7" style:family="graphic" style:parent-style-name="standard">
      <style:graphic-properties draw:textarea-horizontal-align="justify" draw:textarea-vertical-align="middle" draw:auto-grow-height="false" fo:min-height="3.216cm" fo:min-width="3.178cm"/>
    </style:style>
    <style:style style:name="gr8" style:family="graphic" style:parent-style-name="standard">
      <style:graphic-properties draw:textarea-horizontal-align="justify" draw:textarea-vertical-align="middle" draw:auto-grow-height="false" fo:min-height="2.932cm" fo:min-width="3.81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5cm" svg:height="3.1cm" svg:x="7.9cm" svg:y="2cm">
          <text:p text:style-name="P1">OPC</text:p>
          <text:p text:style-name="P1">Servic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1cm" svg:height="3cm" svg:x="2cm" svg:y="7cm">
          <text:p text:style-name="P1">Web UI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6cm" svg:height="3cm" svg:x="8cm" svg:y="7cm">
          <text:p text:style-name="P1">OPC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4.6cm" svg:height="3cm" svg:x="14.9cm" svg:y="7cm">
          <text:p text:style-name="P1">DAQ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0.15cm" svg:y1="5.1cm" svg:x2="4.05cm" svg:y2="7cm" draw:start-shape="id1" draw:start-glue-point="2" draw:end-shape="id2" draw:end-glue-point="0" svg:d="M10150 5100v950h-6100v950" svg:viewBox="0 0 6101 1901">
          <text:p/>
        </draw:connector>
        <draw:connector draw:style-name="gr4" draw:text-style-name="P1" draw:layer="layout" svg:x1="10.15cm" svg:y1="5.1cm" svg:x2="10.3cm" svg:y2="7cm" draw:start-shape="id1" draw:start-glue-point="2" draw:end-shape="id3" draw:end-glue-point="0" svg:d="M10150 5100v950h150v950" svg:viewBox="0 0 151 1901">
          <text:p/>
        </draw:connector>
        <draw:connector draw:style-name="gr4" draw:text-style-name="P1" draw:layer="layout" svg:x1="10.15cm" svg:y1="5.1cm" svg:x2="17.2cm" svg:y2="7cm" draw:start-shape="id1" draw:start-glue-point="2" draw:end-shape="id4" draw:end-glue-point="0" svg:d="M10150 5100v950h7050v950" svg:viewBox="0 0 7051 1901">
          <text:p/>
        </draw:connector>
      </draw:page>
      <draw:page draw:name="page2" draw:style-name="dp1" draw:master-page-name="Default">
        <draw:custom-shape draw:style-name="gr5" draw:text-style-name="P1" xml:id="id6" draw:id="id6" draw:layer="layout" svg:width="5.8cm" svg:height="5.4cm" svg:x="8.1cm" svg:y="2.1cm">
          <text:p text:style-name="P1">DAQ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8" draw:id="id8" draw:layer="layout" svg:width="5.4cm" svg:height="4.7cm" svg:x="2cm" svg:y="19.5cm">
          <text:p text:style-name="P1">OP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5" draw:id="id5" draw:layer="layout" svg:width="5.2cm" svg:height="4.9cm" svg:x="14.1cm" svg:y="14.9cm">
          <text:p text:style-name="P1">We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7" draw:id="id7" draw:layer="layout" svg:width="6.1cm" svg:height="4.5cm" svg:x="5.1cm" svg:y="10.2cm">
          <text:p text:style-name="P1">Comm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2" draw:layer="layout" draw:type="curve" svg:x1="16.7cm" svg:y1="14.9cm" svg:x2="13.9cm" svg:y2="4.8cm" draw:start-shape="id5" draw:start-glue-point="4" draw:end-shape="id6" draw:end-glue-point="10" svg:d="M16700 14900c0-6734-933-10100-2800-10100" svg:viewBox="0 0 2801 10101">
          <text:p text:style-name="P1">Stop / Start</text:p>
        </draw:connector>
        <draw:connector draw:style-name="gr10" draw:text-style-name="P2" draw:layer="layout" draw:type="curve" svg:x1="11.2cm" svg:y1="12.45cm" svg:x2="14.1cm" svg:y2="17.35cm" draw:start-shape="id7" draw:start-glue-point="10" draw:end-shape="id5" svg:d="M11200 12450c2176 0 727 4900 2900 4900" svg:viewBox="0 0 2901 4901">
          <text:p text:style-name="P1">Configuration</text:p>
        </draw:connector>
        <draw:connector draw:style-name="gr11" draw:text-style-name="P2" draw:layer="layout" draw:type="curve" svg:x1="2.79cm" svg:y1="20.188cm" svg:x2="8.1cm" svg:y2="4.8cm" draw:start-shape="id8" draw:start-glue-point="5" draw:end-shape="id6" draw:end-glue-point="6" svg:d="M2790 20188c0-10259 1770-15388 5310-15388" svg:viewBox="0 0 5311 15389">
          <text:p/>
        </draw:connector>
        <draw:frame draw:style-name="gr12" draw:text-style-name="P3" draw:layer="layout" svg:width="2.932cm" svg:height="0.848cm" svg:x="2.7cm" svg:y="7.9cm">
          <draw:text-box>
            <text:p>Methods</text:p>
          </draw:text-box>
        </draw:frame>
        <draw:connector draw:style-name="gr11" draw:text-style-name="P2" draw:layer="layout" draw:type="curve" svg:x1="8.949cm" svg:y1="2.89cm" svg:x2="2cm" svg:y2="21.85cm" draw:start-shape="id6" draw:start-glue-point="5" draw:end-shape="id8" draw:end-glue-point="6" svg:d="M8949 2890c0-1936-3725-1614-5650 3610s-2050 15350-1299 15350" svg:viewBox="0 0 7377 20051">
          <text:p/>
        </draw:connector>
        <draw:frame draw:style-name="gr12" draw:text-style-name="P3" draw:layer="layout" svg:width="2.123cm" svg:height="0.848cm" svg:x="2.6cm" svg:y="3.4cm">
          <draw:text-box>
            <text:p>Notify</text:p>
          </draw:text-box>
        </draw:frame>
        <draw:connector draw:style-name="gr10" draw:text-style-name="P2" draw:layer="layout" draw:type="curve" svg:x1="8.949cm" svg:y1="6.71cm" svg:x2="8.15cm" svg:y2="10.2cm" draw:start-shape="id6" draw:start-glue-point="7" draw:end-shape="id7" draw:end-glue-point="4" svg:d="M8949 6710c0 3211-799 1467-799 3490" svg:viewBox="0 0 800 3491">
          <text:p text:style-name="P1">Values</text:p>
        </draw:connector>
        <draw:connector draw:style-name="gr10" draw:text-style-name="P2" draw:layer="layout" draw:type="curve" svg:x1="10.307cm" svg:y1="10.859cm" svg:x2="11cm" svg:y2="7.5cm" draw:start-shape="id7" draw:start-glue-point="11" draw:end-shape="id6" svg:d="M10307 10859c0-3012 693-1333 693-3359" svg:viewBox="0 0 694 3360">
          <text:p text:style-name="P1">Configuration</text:p>
        </draw:connector>
        <draw:connector draw:style-name="gr10" draw:text-style-name="P2" draw:layer="layout" draw:type="curve" svg:x1="4.7cm" svg:y1="19.5cm" svg:x2="5.993cm" svg:y2="14.041cm" draw:start-shape="id8" draw:start-glue-point="4" draw:end-shape="id7" draw:end-glue-point="7" svg:d="M4700 19500c0-3598 1293-869 1293-5459" svg:viewBox="0 0 1294 5460">
          <text:p text:style-name="P1">Values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20T07:44:03.147587332</meta:creation-date>
    <dc:date>2018-07-20T08:04:26.889739821</dc:date>
    <meta:editing-duration>PT3S</meta:editing-duration>
    <meta:editing-cycles>1</meta:editing-cycles>
    <meta:document-statistic meta:object-count="20"/>
    <meta:generator>LibreOffice/6.0.3.2$Linux_X86_64 LibreOffice_project/00m0$Build-2</meta:generator>
  </office:meta>
</office:document-meta>
</file>